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able_20_Contents">
      <style:paragraph-properties fo:text-align="start" style:justify-single-word="false"/>
      <style:text-properties fo:font-size="6pt" officeooo:rsid="001116f4" officeooo:paragraph-rsid="00186607" style:font-size-asian="6pt" style:font-size-complex="6pt"/>
    </style:style>
    <style:style style:name="P2" style:family="paragraph" style:parent-style-name="Table_20_Contents">
      <style:paragraph-properties fo:text-align="start" style:justify-single-word="false"/>
      <style:text-properties fo:font-size="2pt" officeooo:rsid="001116f4" officeooo:paragraph-rsid="00166382" style:font-size-asian="2pt" style:font-size-complex="2pt"/>
    </style:style>
    <style:style style:name="P3" style:family="paragraph" style:parent-style-name="Table_20_Contents">
      <style:paragraph-properties fo:text-align="start" style:justify-single-word="false"/>
      <style:text-properties fo:font-size="2pt" officeooo:rsid="001116f4" officeooo:paragraph-rsid="008d6aa0" style:font-size-asian="2pt" style:font-size-complex="2pt"/>
    </style:style>
    <style:style style:name="P4" style:family="paragraph" style:parent-style-name="Table_20_Contents">
      <style:paragraph-properties fo:text-align="center" style:justify-single-word="false"/>
      <style:text-properties fo:font-size="2pt" officeooo:rsid="012ef573" officeooo:paragraph-rsid="012ef573" style:font-size-asian="1.75pt" style:font-size-complex="2pt"/>
    </style:style>
    <style:style style:name="P5" style:family="paragraph" style:parent-style-name="Table_20_Contents">
      <style:paragraph-properties fo:text-align="center" style:justify-single-word="false"/>
      <style:text-properties fo:font-size="3pt" officeooo:rsid="0031a0c1" officeooo:paragraph-rsid="002c1591" style:font-size-asian="3pt" style:font-size-complex="3pt"/>
    </style:style>
    <style:style style:name="P6" style:family="paragraph" style:parent-style-name="Table_20_Contents">
      <style:paragraph-properties fo:text-align="start" style:justify-single-word="false"/>
      <style:text-properties fo:font-size="3pt" officeooo:rsid="0031a0c1" officeooo:paragraph-rsid="002c1591" style:font-size-asian="3pt" style:font-size-complex="3pt"/>
    </style:style>
    <style:style style:name="P7" style:family="paragraph" style:parent-style-name="Standard">
      <style:paragraph-properties fo:text-align="start" style:justify-single-word="false"/>
      <style:text-properties fo:font-size="2pt" fo:font-weight="bold" officeooo:rsid="001116f4" officeooo:paragraph-rsid="005c79d1" style:font-size-asian="2pt" style:font-weight-asian="bold" style:font-size-complex="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2pt" fo:font-weight="bold" officeooo:rsid="008bc0b3" officeooo:paragraph-rsid="008bc0b3" style:font-size-asian="2pt" style:font-weight-asian="bold" style:font-size-complex="2pt" style:font-weight-complex="bold"/>
    </style:style>
    <style:style style:name="P9" style:family="paragraph" style:parent-style-name="Standard">
      <style:paragraph-properties>
        <style:tab-stops>
          <style:tab-stop style:position="16.113cm"/>
        </style:tab-stops>
      </style:paragraph-properties>
      <style:text-properties style:font-name="Arial" fo:font-size="3pt" officeooo:paragraph-rsid="00106a3a" style:font-size-asian="3pt" style:font-size-complex="3pt"/>
    </style:style>
    <style:style style:name="P10" style:family="paragraph" style:parent-style-name="Frame_20_contents">
      <style:paragraph-properties fo:text-align="center" style:justify-single-word="false"/>
    </style:style>
    <style:style style:name="P11" style:family="paragraph" style:parent-style-name="Standard">
      <style:paragraph-properties fo:text-align="start" style:justify-single-word="false" fo:break-before="page"/>
      <style:text-properties fo:font-size="2pt" fo:font-weight="bold" officeooo:rsid="008bc0b3" officeooo:paragraph-rsid="008bc0b3" style:font-size-asian="2pt" style:font-weight-asian="bold" style:font-size-complex="2pt" style:font-weight-complex="bold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6pt" fo:font-weight="bold" officeooo:rsid="002b3cab" officeooo:paragraph-rsid="0134f5c0" style:font-size-asian="6pt" style:font-weight-asian="bold" style:font-size-complex="6pt" style:font-weight-complex="bold"/>
    </style:style>
    <style:style style:name="P13" style:family="paragraph" style:parent-style-name="Table_20_Contents">
      <style:paragraph-properties fo:margin-left="0cm" fo:margin-right="0cm" fo:text-align="center" style:justify-single-word="false" fo:text-indent="0cm" style:auto-text-indent="false" text:number-lines="false" text:line-number="0"/>
      <style:text-properties style:font-name="DejaVu Sans" fo:font-size="11pt" fo:font-weight="bold" officeooo:rsid="01341e33" officeooo:paragraph-rsid="0123d657" style:font-size-asian="11pt" style:font-weight-asian="bold" style:font-size-complex="11pt" style:font-weight-complex="bold"/>
    </style:style>
    <style:style style:name="P14" style:family="paragraph" style:parent-style-name="Standard" style:master-page-name="Standard">
      <style:paragraph-properties style:page-number="auto" fo:break-before="page"/>
      <style:text-properties style:font-name="Arial" fo:font-size="3pt" officeooo:paragraph-rsid="00106a3a" style:font-size-asian="3pt" style:font-size-complex="3pt"/>
    </style:style>
    <style:style style:name="fr1" style:family="graphic" style:parent-style-name="Frame">
      <style:graphic-properties fo:margin-top="0.101cm" fo:margin-bottom="0cm" style:run-through="foreground" style:protect="none" style:wrap="parallel" style:number-wrapped-paragraphs="no-limit" style:vertical-pos="middle" style:vertical-rel="baseline" style:horizontal-pos="from-left" style:horizontal-rel="paragraph" fo:padding="0cm" fo:border="none" style:shadow="none" draw:shadow-opacity="100%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text-input text:description="&lt;setLang('fr_FR')&gt;">&lt;setLang&gt;</text:text-input></text:p>
      <text:p text:style-name="P9"><text:text-input text:description="&lt;for each='o in objects'&gt;">&lt;for o in objects&gt;</text:text-input></text:p>
      <text:p text:style-name="P6"><text:text-input text:description=""/></text:p>
      <text:p text:style-name="P5"><draw:frame draw:style-name="fr1" draw:name="image: asbarcode('Code128', o.default_code, width=156, height=38)" text:anchor-type="as-char" svg:width="4.84cm" draw:z-index="0"><draw:text-box fo:min-height="0.79cm"><text:p text:style-name="P10"/></draw:text-box></draw:frame></text:p>
      <text:p text:style-name="P4"/>
      <text:p text:style-name="P13"><text:text-input text:description="&lt;o.display_name&gt;">display_name</text:text-input></text:p>
      <text:p text:style-name="P12"><text:text-input text:description="&lt;o.lst_price&gt;">price</text:text-input></text:p>
      <text:p text:style-name="P7"><text:text-input text:description="&lt;if test='o != objects[-1]'&gt;">&lt;if not last&gt;</text:text-input></text:p>
      <text:p text:style-name="P11"/>
      <text:p text:style-name="P8"><text:text-input text:description="&lt;/if&gt;">&lt;/if&gt;</text:text-input></text:p>
      <text:p text:style-name="P3"><text:text-input text:description="&lt;/for&gt;">&lt;/for&gt;</text:text-input></text:p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6.84cm" fo:page-height="3.84cm" style:num-format="1" style:print-orientation="landscape" fo:margin-top="0.199cm" fo:margin-bottom="0.199cm" fo:margin-left="0.199cm" fo:margin-right="0.1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6-11-08T17:02:16.907714629</meta:creation-date>
    <meta:editing-duration>P1DT8H9M44S</meta:editing-duration>
    <meta:editing-cycles>245</meta:editing-cycles>
    <meta:generator>LibreOffice/6.3.4.2$Linux_X86_64 LibreOffice_project/30$Build-2</meta:generator>
    <dc:date>2020-01-23T17:02:52.158181230</dc:date>
    <meta:document-statistic meta:table-count="0" meta:image-count="0" meta:object-count="0" meta:page-count="2" meta:paragraph-count="9" meta:word-count="28" meta:character-count="84" meta:non-whitespace-character-count="79"/>
  </office:meta>
</office:document-meta>
</file>